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ntenido1.html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title&gt;Contenido 1&lt;/title&gt;</text:p>
      <text:p text:style-name="Normal">    &lt;style&gt;</text:p>
      <text:p text:style-name="Normal">        body {</text:p>
      <text:p text:style-name="Normal">            font-family: Arial, sans-serif;</text:p>
      <text:p text:style-name="Normal">            margin: 20px;</text:p>
      <text:p text:style-name="Normal">            line-height: 1.6;</text:p>
      <text:p text:style-name="Normal">        }</text:p>
      <text:p text:style-name="Normal">        h2 {</text:p>
      <text:p text:style-name="Normal">            margin-top:0;</text:p>
      <text:p text:style-name="Normal">            color: #165fad;</text:p>
      <text:p text:style-name="Normal">        }</text:p>
      <text:p text:style-name="Normal">        p {</text:p>
      <text:p text:style-name="Normal">            margin-bottom:10px;</text:p>
      <text:p text:style-name="Normal">        }</text:p>
      <text:p text:style-name="Normal">        .destacado {</text:p>
      <text:p text:style-name="Normal">            background: #e9f2fb;</text:p>
      <text:p text:style-name="Normal">            border-left: 4px solid #165fad;</text:p>
      <text:p text:style-name="Normal">            padding: 10px;</text:p>
      <text:p text:style-name="Normal">            margin: 10px 0;</text:p>
      <text:p text:style-name="Normal">        }</text:p>
      <text:p text:style-name="Normal">    &lt;/style&gt;</text:p>
      <text:p text:style-name="Normal">&lt;/head&gt;</text:p>
      <text:p text:style-name="Normal">&lt;body&gt;</text:p>
      <text:soft-page-break/>
      <text:p text:style-name="Normal">    &lt;h2&gt;Bienvenido a Contenido 1&lt;/h2&gt;</text:p>
      <text:p text:style-name="Normal">    &lt;p&gt;Este es el contenido de la primera página. Aquí puedes colocar información introductoria sobre tu sitio, tus objetivos o cualquier información relevante. &lt;/p&gt;</text:p>
      <text:p text:style-name="Normal">    &lt;p&gt;La idea es aprovechar los frames para tener un menú estático a la izquierda y un encabezado fijo en la parte superior, de modo que el área principal cambie según la opción seleccionada en el menú.&lt;/p&gt;</text:p>
      <text:p text:style-name="Normal">    &lt;div class="destacado"&gt;</text:p>
      <text:p text:style-name="Normal">        &lt;p&gt;Este bloque está destacado para atraer la atención del lector hacia información importante. Podrías usarlo para mostrar noticias, ofertas o cualquier mensaje relevante.&lt;/p&gt;</text:p>
      <text:p text:style-name="Normal">    &lt;/div&gt;</text:p>
      <text:p text:style-name="Normal">    &lt;p&gt;Sigue explorando las demás páginas para ver más contenido y práctica.&lt;/p&gt;</text:p>
      <text:p text:style-name="Normal">&lt;/body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02:00Z</meta:creation-date>
    <dc:date>2025-03-11T15:02:00Z</dc:date>
    <meta:template xlink:href="Normal" xlink:type="simple"/>
    <meta:editing-cycles>1</meta:editing-cycles>
    <meta:editing-duration>PT0S</meta:editing-duration>
    <meta:document-statistic meta:page-count="2" meta:paragraph-count="2" meta:word-count="201" meta:character-count="1305" meta:row-count="9" meta:non-whitespace-character-count="1106"/>
  </office:meta>
</office:document-meta>
</file>